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text-indent="0in" style:auto-text-indent="false"/>
      <style:text-properties fo:color="#dbb979" loext:opacity="100%" fo:background-color="#282c34"/>
    </style:style>
    <style:style style:name="P2" style:family="paragraph" style:parent-style-name="Standard">
      <style:paragraph-properties fo:margin-left="0in" fo:margin-right="0in" fo:text-indent="0in" style:auto-text-indent="false" fo:break-before="page"/>
      <style:text-properties fo:color="#dbb979" loext:opacity="100%" fo:background-color="#282c34"/>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2">
      <style:paragraph-properties fo:margin-top="0in" fo:margin-bottom="0in" style:contextual-spacing="false"/>
    </style:style>
    <style:style style:name="P26" style:family="paragraph" style:parent-style-name="Text_20_body" style:list-style-name="L13"/>
    <style:style style:name="P27" style:family="paragraph" style:parent-style-name="Text_20_body" style:list-style-name="L13">
      <style:paragraph-properties fo:margin-top="0in" fo:margin-bottom="0in" style:contextual-spacing="false"/>
    </style:style>
    <style:style style:name="P28" style:family="paragraph" style:parent-style-name="Text_20_body" style:list-style-name="L14"/>
    <style:style style:name="P29" style:family="paragraph" style:parent-style-name="Text_20_body" style:list-style-name="L14">
      <style:paragraph-properties fo:margin-top="0in" fo:margin-bottom="0in" style:contextual-spacing="false"/>
    </style:style>
    <style:style style:name="P30" style:family="paragraph" style:parent-style-name="Text_20_body" style:list-style-name="L15"/>
    <style:style style:name="P31" style:family="paragraph" style:parent-style-name="Text_20_body" style:list-style-name="L15">
      <style:paragraph-properties fo:margin-top="0in" fo:margin-bottom="0in" style:contextual-spacing="false"/>
    </style:style>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0">
      <style:paragraph-properties fo:margin-top="0in" fo:margin-bottom="0in" style:contextual-spacing="false"/>
    </style:style>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3">
      <style:paragraph-properties fo:margin-top="0in" fo:margin-bottom="0in" style:contextual-spacing="false"/>
    </style:style>
    <style:style style:name="P42" style:family="paragraph" style:parent-style-name="Text_20_body" style:list-style-name="L24"/>
    <style:style style:name="P43" style:family="paragraph" style:parent-style-name="Text_20_body" style:list-style-name="L24">
      <style:paragraph-properties fo:margin-top="0in" fo:margin-bottom="0in" style:contextual-spacing="false"/>
    </style:style>
    <style:style style:name="P44" style:family="paragraph" style:parent-style-name="Text_20_body" style:list-style-name="L25"/>
    <style:style style:name="P45" style:family="paragraph" style:parent-style-name="Text_20_body" style:list-style-name="L25">
      <style:paragraph-properties fo:margin-top="0in" fo:margin-bottom="0in" style:contextual-spacing="false"/>
    </style:style>
    <style:style style:name="P46" style:family="paragraph" style:parent-style-name="Text_20_body" style:list-style-name="L26"/>
    <style:style style:name="P47" style:family="paragraph" style:parent-style-name="Text_20_body" style:list-style-name="L26">
      <style:paragraph-properties fo:margin-top="0in" fo:margin-bottom="0in" style:contextual-spacing="false"/>
    </style:style>
    <style:style style:name="P48" style:family="paragraph" style:parent-style-name="Text_20_body" style:list-style-name="L27"/>
    <style:style style:name="P49" style:family="paragraph" style:parent-style-name="Text_20_body" style:list-style-name="L27">
      <style:paragraph-properties fo:margin-top="0in" fo:margin-bottom="0in" style:contextual-spacing="false"/>
    </style:style>
    <style:style style:name="P50" style:family="paragraph" style:parent-style-name="Text_20_body" style:list-style-name="L28"/>
    <style:style style:name="P51" style:family="paragraph" style:parent-style-name="Text_20_body" style:list-style-name="L28">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thenianDemocracyABrief</text:p>
      <text:p text:style-name="Text_20_body">O texto fornece uma visão concisa sobre a democracia ateniense, destacando aspectos de participação cidadã, estruturas de governança e limitações enfrentadas pelos cidadãos.</text:p>
      <text:p text:style-name="Text_20_body"><text:span text:style-name="Strong_20_Emphasis">Principais Pontos:</text:span></text:p>
      <text:list text:style-name="L1">
        <text:list-item>
          <text:p text:style-name="P3"><text:span text:style-name="Strong_20_Emphasis">Participação Cidadã:</text:span></text:p>
          <text:list>
            <text:list-item>
              <text:p text:style-name="P4"><text:span text:style-name="Strong_20_Emphasis">Desafios de Participação:</text:span> Cidadãos que viviam no campo de Ática tinham dificuldade em participar das reuniões da Assembleia em Atenas, especialmente em emergências convocadas em curto prazo.</text:p>
            </text:list-item>
            <text:list-item>
              <text:p text:style-name="P4"><text:span text:style-name="Strong_20_Emphasis">Inclusão Financeira:</text:span> Para garantir que todos os cidadãos, incluindo os pobres, pudessem participar da Assembleia, eram pagos para sua presença. Aristotle destacou que a remuneração era essencial para uma participação democrática plena.</text:p>
            </text:list-item>
          </text:list>
        </text:list-item>
        <text:list-item>
          <text:p text:style-name="P3"><text:span text:style-name="Strong_20_Emphasis">Estruturas de Governança:</text:span></text:p>
          <text:list>
            <text:list-item>
              <text:p text:style-name="P4"><text:span text:style-name="Strong_20_Emphasis">Assembleia na Pnyx:</text:span> O local tradicional das reuniões era a Pnyx, uma área aberta que permitia a participação de todos os cidadãos, mas também limitava devido às condições climáticas.</text:p>
            </text:list-item>
            <text:list-item>
              <text:p text:style-name="P4"><text:span text:style-name="Strong_20_Emphasis">Council of 500 (Boule):</text:span> Em momentos de necessidade, a Assembleia podia se centralizar temporariamente, permitindo uma resposta rápida a crises, mantendo a flexibilidade da governança horizontal.</text:p>
            </text:list-item>
          </text:list>
        </text:list-item>
        <text:list-item>
          <text:p text:style-name="P3"><text:span text:style-name="Strong_20_Emphasis">Liberdade de Falar:</text:span></text:p>
          <text:list>
            <text:list-item>
              <text:p text:style-name="P4"><text:span text:style-name="Strong_20_Emphasis">Regulamentações:</text:span> A liberdade de falar na Assembleia não era absoluta. Havia regras sobre a ordem de fala baseada na idade e restrições sobre tópicos específicos.</text:p>
            </text:list-item>
            <text:list-item>
              <text:p text:style-name="P4"><text:span text:style-name="Strong_20_Emphasis">Influência Social:</text:span> A multidão podia influenciar a aceitação de propostas, dificultando a defesa de propostas impopulares através de manifestações.</text:p>
            </text:list-item>
          </text:list>
        </text:list-item>
        <text:list-item>
          <text:p text:style-name="P3"><text:span text:style-name="Strong_20_Emphasis">Vulnerabilidades Relacionadas ao Gênero:</text:span></text:p>
          <text:list>
            <text:list-item>
              <text:p text:style-name="P4"><text:span text:style-name="Strong_20_Emphasis">Desafios para Mulheres:</text:span> Mulheres enfrentavam vulnerabilidades específicas, como desconforto ao receber suporte técnico de homens e preocupações sobre privacidade e segurança.</text:p>
            </text:list-item>
            <text:list-item>
              <text:p text:style-name="P4"><text:span text:style-name="Strong_20_Emphasis">Impacto Social:</text:span> Tais dinâmicas sociais podiam criar ambientes onde determinadas vozes eram menos ouvidas ou respeitadas, refletindo vulnerabilidades na estrutura democrática.</text:p>
            </text:list-item>
          </text:list>
        </text:list-item>
        <text:list-item>
          <text:p text:style-name="P3"><text:span text:style-name="Strong_20_Emphasis">Mudanças na Estrutura Democrática:</text:span></text:p>
          <text:list>
            <text:list-item>
              <text:p text:style-name="P4"><text:span text:style-name="Strong_20_Emphasis">Transições para Oligarquias:</text:span> Exemplos históricos mostram como mudanças na estrutura de governança, como a transição para uma oligarquia, impactavam a participação e remuneração dos cidadãos.</text:p>
            </text:list-item>
            <text:list-item>
              <text:p text:style-name="P3"><text:span text:style-name="Strong_20_Emphasis">Impacto das Leis:</text:span> Leis que restringiam a remuneração para atividades políticas afetavam diretamente a participação cidadã e, consequentemente, a eficácia da democracia.</text:p>
            </text:list-item>
          </text:list>
        </text:list-item>
      </text:list>
      <text:p text:style-name="Text_20_body"><text:span text:style-name="Strong_20_Emphasis">Relevância para a Pesquisa:</text:span></text:p>
      <text:list text:style-name="L2">
        <text:list-item>
          <text:p text:style-name="P6"><text:soft-page-break/><text:span text:style-name="Strong_20_Emphasis">Participação Distribuída:</text:span> A experiência ateniense destaca a importância de mecanismos que garantam a participação inclusiva, relevante para estruturas organizacionais horizontais onde a distribuição de responsabilidades é essencial.</text:p>
        </text:list-item>
        <text:list-item>
          <text:p text:style-name="P6"><text:span text:style-name="Strong_20_Emphasis">Governança Flexível:</text:span> A capacidade de centralizar temporariamente a tomada de decisões em momentos de crise reflete a necessidade de flexibilidade em protocolos de segurança para organizações não-hierárquicas.</text:p>
        </text:list-item>
        <text:list-item>
          <text:p text:style-name="P5"><text:span text:style-name="Strong_20_Emphasis">Vulnerabilidades Sociais:</text:span> Reconhecer e mitigar vulnerabilidades relacionadas a dinâmicas sociais e de gênero é crucial para a criação de ambientes seguros e inclusivos em estruturas horizontais.</text:p>
        </text:list-item>
      </text:list>
      <text:p text:style-name="Standard"/>
      <text:p text:style-name="P2">CreatingTheCollectiveSocialMedia</text:p>
      <text:p text:style-name="Text_20_body">O artigo analisa o papel das mídias sociais na organização e manutenção de movimentos coletivos, utilizando o Movimento Occupy como estudo de caso. Destaca-se como as plataformas digitais facilitam a ocupação de espaços públicos, a ausência de líderes reconhecíveis, a ênfase na inclusividade e a crença em democracia e justiça.</text:p>
      <text:p text:style-name="Text_20_body"><text:span text:style-name="Strong_20_Emphasis">Principais Pontos:</text:span></text:p>
      <text:list text:style-name="L3">
        <text:list-item>
          <text:p text:style-name="P7"><text:span text:style-name="Strong_20_Emphasis">Características Comuns dos Movimentos Coletivos:</text:span></text:p>
          <text:list>
            <text:list-item>
              <text:p text:style-name="P8"><text:span text:style-name="Strong_20_Emphasis">Ocupação de Espaço Público:</text:span> Utilização de locais como a Pnyx para reuniões, refletindo a necessidade de espaço físico para a manifestação. </text:p>
            </text:list-item>
            <text:list-item>
              <text:p text:style-name="P8"><text:span text:style-name="Strong_20_Emphasis">Falta de Liderança Reconhecível:</text:span> Estruturas descentralizadas que evitam a centralização de poder, promovendo a participação igualitária. </text:p>
            </text:list-item>
            <text:list-item>
              <text:p text:style-name="P8"><text:span text:style-name="Strong_20_Emphasis">Inclusividade e Democracia:</text:span> Envolvimento amplo dos participantes, com decisões tomadas por consenso e participação direta. </text:p>
            </text:list-item>
          </text:list>
        </text:list-item>
        <text:list-item>
          <text:p text:style-name="P7"><text:span text:style-name="Strong_20_Emphasis">Uso das Mídias Sociais:</text:span></text:p>
          <text:list>
            <text:list-item>
              <text:p text:style-name="P8"><text:span text:style-name="Strong_20_Emphasis">Mobilização e Comunicação:</text:span> Páginas no Facebook e contas no Twitter foram utilizadas para reunir o público, coletar feedback dos membros e construir solidariedade. </text:p>
            </text:list-item>
            <text:list-item>
              <text:p text:style-name="P8"><text:span text:style-name="Strong_20_Emphasis">Ferramentas de Engajamento:</text:span> Plataformas como o @OccupyWallStNYC permitiram a comunicação rápida e ampla, alcançando mais de 80.000 visualizações únicas por dia. </text:p>
            </text:list-item>
          </text:list>
        </text:list-item>
        <text:list-item>
          <text:p text:style-name="P7"><text:span text:style-name="Strong_20_Emphasis">Desafios da Organização Horizontal nas Mídias Sociais:</text:span></text:p>
          <text:list>
            <text:list-item>
              <text:p text:style-name="P8"><text:span text:style-name="Strong_20_Emphasis">Gestão da Voz Coletiva:</text:span> A administração das contas de mídia social, como o @OccupyWallStNYC, envolveu equipes como o ‘Tweetboat’, que operavam por consenso para manter a coesão da mensagem. </text:p>
            </text:list-item>
            <text:list-item>
              <text:p text:style-name="P8"><text:span text:style-name="Strong_20_Emphasis">Conflitos Internos:</text:span> Discrepâncias na gestão de contas, como a divisão do @OccupyLSX, ilustram dificuldades em manter uma voz unificada sem uma liderança centralizada. </text:p>
            </text:list-item>
            <text:list-item>
              <text:p text:style-name="P8"><text:span text:style-name="Strong_20_Emphasis">Diretrizes e Supervisão:</text:span> Estabelecimento de diretrizes claras para manter a relevância e evitar declarações pessoais, embora nem sempre eficazes em prevenir divergências internas. </text:p>
            </text:list-item>
          </text:list>
        </text:list-item>
        <text:list-item>
          <text:p text:style-name="P7"><text:span text:style-name="Strong_20_Emphasis">Impacto das Estruturas de Mídia Social Proprietárias:</text:span></text:p>
          <text:list>
            <text:list-item>
              <text:p text:style-name="P8"><text:span text:style-name="Strong_20_Emphasis">Inadequação para Solidariedade Coletiva:</text:span> Plataformas proprietárias, projetadas para networking individual e vigilância corporativa, são inadequadas para fomentar solidariedade coletiva. </text:p>
            </text:list-item>
            <text:list-item>
              <text:p text:style-name="P8"><text:span text:style-name="Strong_20_Emphasis">Conflitos de Administração:</text:span> Problemas frequentes com senhas e direitos de administração destacam a tensão entre estruturas horizontais e as funcionalidades hierárquicas das plataformas. </text:p>
            </text:list-item>
          </text:list>
        </text:list-item>
        <text:list-item>
          <text:p text:style-name="P7"><text:span text:style-name="Strong_20_Emphasis">Teorias de Identidade Coletiva e Comunicação Organizacional:</text:span></text:p>
          <text:list>
            <text:list-item>
              <text:p text:style-name="P8"><text:span text:style-name="Strong_20_Emphasis">Identidade Coletiva:</text:span> Baseada na conceituação de Melucci, combinada com teorias de comunicação organizacional, para entender como a identidade do movimento é formada e mantida. </text:p>
            </text:list-item>
            <text:list-item>
              <text:p text:style-name="P7"><text:soft-page-break/><text:span text:style-name="Strong_20_Emphasis">Mobilização por Compromissos Efêmeros:</text:span> Utilização das mídias sociais para mobilizações rápidas que requerem apenas engajamentos temporários dos participantes, facilitando a organização sem estruturas formais. </text:p>
            </text:list-item>
          </text:list>
        </text:list-item>
      </text:list>
      <text:p text:style-name="Text_20_body"><text:span text:style-name="Strong_20_Emphasis">Relevância para a Pesquisa:</text:span></text:p>
      <text:list text:style-name="L4">
        <text:list-item>
          <text:p text:style-name="P10"><text:span text:style-name="Strong_20_Emphasis">Modelagem de Ameaças:</text:span> A análise das dinâmicas de gestão de mídias sociais no Movimento Occupy evidencia a necessidade de modelos de ameaças que considerem estruturas organizacionais horizontais, onde a distribuição de responsabilidades e a ausência de liderança centralizada podem criar vulnerabilidades específicas. </text:p>
        </text:list-item>
        <text:list-item>
          <text:p text:style-name="P10"><text:span text:style-name="Strong_20_Emphasis">Governança e Segurança:</text:span> Os desafios enfrentados na manutenção da coesão e controle nas mídias sociais refletem a importância de protocolos de segurança que respeitem a governança distribuída, promovendo mecanismos que permitam a colaboração sem centralização excessiva. </text:p>
        </text:list-item>
        <text:list-item>
          <text:p text:style-name="P9"><text:span text:style-name="Strong_20_Emphasis">Frameworks de Segurança:</text:span> A experiência do Movimento Occupy sugere que frameworks de segurança para organizações horizontais devem incorporar diretrizes flexíveis e ferramentas colaborativas que facilitam a gestão coletiva e mitigam conflitos internos relacionados ao controle de acesso e administração de recursos digitais. </text:p>
        </text:list-item>
      </text:list>
      <text:p text:style-name="Standard"/>
      <text:p text:style-name="P2">DoArtifactsHavePolitics</text:p>
      <text:p text:style-name="Text_20_body">O artigo explora a relação entre artefatos técnicos e suas qualidades políticas, desafiando a noção de que a tecnologia desenvolve-se de forma neutra e autônoma. Argumenta-se que os artefatos técnicos são profundamente interligados às condições políticas e sociais nas quais são desenvolvidos, implantados e utilizados.</text:p>
      <text:p text:style-name="Text_20_body"><text:span text:style-name="Strong_20_Emphasis">Principais Pontos:</text:span></text:p>
      <text:list text:style-name="L5">
        <text:list-item>
          <text:p text:style-name="P11"><text:span text:style-name="Strong_20_Emphasis">Qualidades Políticas dos Artefatos Técnicos:</text:span></text:p>
          <text:list>
            <text:list-item>
              <text:p text:style-name="P12">Tecnologias não são neutras; elas carregam qualidades políticas que refletem as intenções e os preconceitos de seus criadores. </text:p>
            </text:list-item>
            <text:list-item>
              <text:p text:style-name="P12">Exemplos históricos, como as passagens baixas projetadas por Robert Moses em Long Island, ilustram como decisões técnicas podem discriminar grupos sociais específicos, como minorias raciais e classes de baixa renda. </text:p>
            </text:list-item>
          </text:list>
        </text:list-item>
        <text:list-item>
          <text:p text:style-name="P11"><text:span text:style-name="Strong_20_Emphasis">Crítica ao Determinismo Tecnológico:</text:span></text:p>
          <text:list>
            <text:list-item>
              <text:p text:style-name="P12">O determinismo tecnológico sugere que a tecnologia se desenvolve de maneira independente das influências sociais e econômicas, moldando a sociedade de acordo com seus próprios padrões. </text:p>
            </text:list-item>
            <text:list-item>
              <text:p text:style-name="P12">O artigo contrapõe essa visão, defendendo a determinação social da tecnologia, onde fatores sociais e econômicos influenciam significativamente o desenvolvimento e a implementação tecnológica. </text:p>
            </text:list-item>
          </text:list>
        </text:list-item>
        <text:list-item>
          <text:p text:style-name="P11"><text:span text:style-name="Strong_20_Emphasis">Impacto das Decisões Técnicas na Estrutura Social:</text:span></text:p>
          <text:list>
            <text:list-item>
              <text:p text:style-name="P12">As escolhas de design técnico podem reforçar ou desafiar estruturas de poder existentes. </text:p>
            </text:list-item>
            <text:list-item>
              <text:p text:style-name="P12">A implementação de infraestruturas, como sistemas de transporte, pode ser utilizada para manter ou modificar as dinâmicas de poder dentro de uma sociedade. </text:p>
            </text:list-item>
          </text:list>
        </text:list-item>
        <text:list-item>
          <text:p text:style-name="P11"><text:span text:style-name="Strong_20_Emphasis">Exemplos de Influência Política na Tecnologia:</text:span></text:p>
          <text:list>
            <text:list-item>
              <text:p text:style-name="P12">As passagens de Long Island, projetadas para impedir o uso de ônibus por minorias e classes trabalhadoras, exemplificam como artefatos técnicos podem ser empregados para objetivos políticos específicos. </text:p>
            </text:list-item>
            <text:list-item>
              <text:p text:style-name="P12">Tais exemplos demonstram como a tecnologia pode ser utilizada para perpetuar desigualdades sociais e econômicas. </text:p>
            </text:list-item>
          </text:list>
        </text:list-item>
        <text:list-item>
          <text:p text:style-name="P11"><text:span text:style-name="Strong_20_Emphasis">Interação entre Tecnologia e Sociedade:</text:span></text:p>
          <text:list>
            <text:list-item>
              <text:p text:style-name="P12">A tecnologia é moldada pelas circunstâncias sociais durante seu desenvolvimento e uso. </text:p>
            </text:list-item>
            <text:list-item>
              <text:p text:style-name="P11">A interação entre tecnologia e sociedade é bidirecional, onde a tecnologia influencia a sociedade e, simultaneamente, é influenciada por ela. </text:p>
            </text:list-item>
          </text:list>
        </text:list-item>
      </text:list>
      <text:p text:style-name="Text_20_body"><text:span text:style-name="Strong_20_Emphasis">Relevância para a Pesquisa:</text:span></text:p>
      <text:list text:style-name="L6">
        <text:list-item>
          <text:p text:style-name="P14"><text:span text:style-name="Strong_20_Emphasis">Governança e Segurança:</text:span> A compreensão de que artefatos técnicos possuem qualidades políticas reforça a necessidade de desenvolver protocolos de segurança que considerem as dinâmicas de poder e as influências sociais dentro de organizações horizontais. </text:p>
        </text:list-item>
        <text:list-item>
          <text:p text:style-name="P14"><text:soft-page-break/><text:span text:style-name="Strong_20_Emphasis">Modelagem de Ameaças:</text:span> Ao reconhecer que as tecnologias podem refletir e perpetuar estruturas de poder, a modelagem de ameaças deve incluir análises das implicações políticas e sociais das tecnologias utilizadas em ambientes organizacionais não-hierárquicos. </text:p>
        </text:list-item>
        <text:list-item>
          <text:p text:style-name="P13"><text:span text:style-name="Strong_20_Emphasis">Estruturas Organizacionais Horizontais:</text:span> A análise das interações entre tecnologia e sociedade pode informar a criação de frameworks de segurança que promovam a equidade, a transparência e a distribuição de poder dentro de organizações horizontais. </text:p>
        </text:list-item>
      </text:list>
      <text:p text:style-name="Standard"/>
      <text:p text:style-name="P2">EscoladaPonte</text:p>
      <text:p text:style-name="Text_20_body">O texto discute a dificuldade de implementar a democraticidade no funcionamento das escolas tradicionais, onde estruturas hierárquicas como diretor, livro de ponto e a necessidade de justificar faltas ao serviço predominam. Essas organizações privilegiam mecanismos de controle e poder vertical, o que esvazia os conceitos de participação e responsabilização dos professores. Além disso, a democraticidade é considerada incompatível com o trabalho de legisladores que atuam sem conhecer a prática ou que recebem contribuições indiretas dela.</text:p>
      <text:p text:style-name="Text_20_body">A democraticidade é analisada a partir do modelo dicotômico “sociedade igualitária-sociedade hierárquica”. Na sociedade igualitária, a dependência de cada membro permanece constante independentemente da composição do grupo social. Já na sociedade hierárquica, representada por um gráfico de árvore, a dependência aumenta à medida que a posição do indivíduo se aproxima da raiz. A saída de um elemento do conjunto cria um corte intransponível na comunicação para diversos outros elementos situados abaixo na hierarquia.</text:p>
      <text:p text:style-name="Text_20_body">Embora esses dois tipos não sejam os únicos possíveis, o texto enfatiza que todas as utopias atuais visam uma sociedade igualitária, enquanto as organizações técnicas baseiam-se na sociedade hierárquica. Na Ponte, os efeitos de uma educação pessoal...</text:p>
      <text:p text:style-name="Text_20_body"><text:span text:style-name="Strong_20_Emphasis">Relevância para a Pesquisa:</text:span></text:p>
      <text:list text:style-name="L7">
        <text:list-item>
          <text:p text:style-name="P16"><text:span text:style-name="Strong_20_Emphasis">Estruturas Organizacionais Horizontais:</text:span> A análise das dificuldades de implementar modelos democráticos em ambientes tradicionalmente hierárquicos ressalta a importância de desenvolver métodos que promovam a participação e a distribuição de responsabilidades, alinhando-se com a pesquisa sobre modelagem de ameaças em organizações não-hierárquicas. </text:p>
        </text:list-item>
        <text:list-item>
          <text:p text:style-name="P15"><text:span text:style-name="Strong_20_Emphasis">Governança e Segurança:</text:span> A crítica às estruturas de controle centralizado nas escolas tradicionais pode informar a criação de protocolos de segurança que valorizem a governança horizontal, promovendo maior autonomia e responsabilização distribuída. </text:p>
        </text:list-item>
      </text:list>
      <text:p text:style-name="Standard"/>
      <text:p text:style-name="P2">CGTPStatutes</text:p>
      <text:p text:style-name="Text_20_body">O trecho apresenta os artigos 6º a 13º dos estatutos da Confederação Geral dos Trabalhadores Portugueses – Intersindical Nacional, detalhando a estrutura organizacional, os diferentes níveis de associação e os direitos dos associados.</text:p>
      <text:p text:style-name="Text_20_body"><text:span text:style-name="Strong_20_Emphasis">Principais Pontos:</text:span></text:p>
      <text:list text:style-name="L8">
        <text:list-item>
          <text:p text:style-name="P17"><text:span text:style-name="Strong_20_Emphasis">Estrutura Organizacional:</text:span></text:p>
          <text:list>
            <text:list-item>
              <text:p text:style-name="P18"><text:span text:style-name="Strong_20_Emphasis">Artigo 6º (Estrutura):</text:span> As associações sindicais que compõem a Confederação Geral dos Trabalhadores Portugueses – Intersindical Nacional são sindicatos, federações e uniões.</text:p>
            </text:list-item>
          </text:list>
        </text:list-item>
        <text:list-item>
          <text:p text:style-name="P17"><text:span text:style-name="Strong_20_Emphasis">Sindicato:</text:span></text:p>
          <text:list>
            <text:list-item>
              <text:p text:style-name="P18"><text:span text:style-name="Strong_20_Emphasis">Artigo 7º (Sindicato):</text:span></text:p>
              <text:list>
                <text:list-item>
                  <text:p text:style-name="P18">O sindicato é a base da estrutura da Confederação, responsável pela direção de toda a atividade sindical no seu âmbito.</text:p>
                </text:list-item>
                <text:list-item>
                  <text:p text:style-name="P18">A organização e atividade do sindicato dependem da participação ativa e direta dos trabalhadores, desenvolvendo-se principalmente a partir das organizações sindicais de empresas, unidades de produção ou serviços.</text:p>
                </text:list-item>
              </text:list>
            </text:list-item>
          </text:list>
        </text:list-item>
        <text:list-item>
          <text:p text:style-name="P17"><text:span text:style-name="Strong_20_Emphasis">Federação:</text:span></text:p>
          <text:list>
            <text:list-item>
              <text:p text:style-name="P18"><text:span text:style-name="Strong_20_Emphasis">Artigo 8º (Federação):</text:span></text:p>
              <text:list>
                <text:list-item>
                  <text:p text:style-name="P18">Associação sindical intermédia composta por sindicatos representativos de determinados ramos ou setores de atividade econômica ou profissão.</text:p>
                </text:list-item>
                <text:list-item>
                  <text:p text:style-name="P18">Responsável pela direção e coordenação da atividade sindical no seu âmbito.</text:p>
                </text:list-item>
              </text:list>
            </text:list-item>
          </text:list>
        </text:list-item>
        <text:list-item>
          <text:p text:style-name="P17"><text:span text:style-name="Strong_20_Emphasis">União:</text:span></text:p>
          <text:list>
            <text:list-item>
              <text:p text:style-name="P18"><text:span text:style-name="Strong_20_Emphasis">Artigo 9º (União):</text:span></text:p>
              <text:list>
                <text:list-item>
                  <text:p text:style-name="P18">Associação sindical intermédia formada pelos sindicatos filiados que atuam em determinada área geográfica.</text:p>
                </text:list-item>
                <text:list-item>
                  <text:p text:style-name="P18">Responsável pela direção e coordenação da atividade sindical no seu âmbito.</text:p>
                </text:list-item>
              </text:list>
            </text:list-item>
          </text:list>
        </text:list-item>
        <text:list-item>
          <text:p text:style-name="P17"><text:span text:style-name="Strong_20_Emphasis">Filiação:</text:span></text:p>
          <text:list>
            <text:list-item>
              <text:p text:style-name="P18"><text:span text:style-name="Strong_20_Emphasis">Artigo 10º (Filiação):</text:span></text:p>
              <text:list>
                <text:list-item>
                  <text:p text:style-name="P18">Direitos de filiação na Confederação para sindicatos que aceitem os princípios e objetivos definidos nos estatutos.</text:p>
                </text:list-item>
              </text:list>
            </text:list-item>
            <text:list-item>
              <text:p text:style-name="P18"><text:span text:style-name="Strong_20_Emphasis">Artigo 11º (Pedido de Filiação):</text:span></text:p>
              <text:list>
                <text:list-item>
                  <text:p text:style-name="P18">Procedimento para solicitar filiação, incluindo a apresentação de declaração de adesão, estatutos do sindicato, atas de eleição dos corpos gerentes, relatórios financeiros aprovados e declaração do número de trabalhadores sindicalizados.</text:p>
                </text:list-item>
              </text:list>
            </text:list-item>
            <text:list-item>
              <text:p text:style-name="P18"><text:span text:style-name="Strong_20_Emphasis">Artigo 12º (Aceitação ou Recusa de Filiação):</text:span></text:p>
              <text:list>
                <text:list-item>
                  <text:p text:style-name="P18">Competência do conselho nacional para aceitar ou recusar pedidos de filiação, com decisão ratificada pelo plenário de sindicatos.</text:p>
                </text:list-item>
                <text:list-item>
                  <text:p text:style-name="P18">Em caso de recusa, o sindicato pode ser representado no plenário para discutir a decisão.</text:p>
                </text:list-item>
              </text:list>
            </text:list-item>
          </text:list>
        </text:list-item>
        <text:list-item>
          <text:p text:style-name="P17"><text:soft-page-break/><text:span text:style-name="Strong_20_Emphasis">Direitos dos Associados:</text:span></text:p>
          <text:list>
            <text:list-item>
              <text:p text:style-name="P17"><text:span text:style-name="Strong_20_Emphasis">Artigo 13º (Direitos dos Associados):</text:span> a) Eleger, ser eleito e destituir os órgãos da Confederação. b) Participar em deliberações que lhes digam diretamente respeito. c) Participar nas atividades da Confederação em todos os níveis, incluindo reuniões de congresso e plenário de sindicatos. d) Beneficiar das ações da Confederação em defesa de interesses econômicos, sociais e culturais. e) Ser informado regularmente sobre as atividades da Confederação. f) Deliberar sobre o orçamento e plano de atividades, além de aprovar contas e relatórios justificativos. g) Expressar pontos de vista e formular críticas às decisões dos órgãos da Confederação. h) Definir livremente a forma de organização e funcionamento interno, respeitando princípios de unidade, independência e gestão democrática. i) Exercício do direito de tendência, conforme disposto no artigo seguinte.</text:p>
            </text:list-item>
          </text:list>
        </text:list-item>
      </text:list>
      <text:p text:style-name="Text_20_body"><text:span text:style-name="Strong_20_Emphasis">Relevância para a Pesquisa:</text:span></text:p>
      <text:list text:style-name="L9">
        <text:list-item>
          <text:p text:style-name="P20"><text:span text:style-name="Strong_20_Emphasis">Estruturas Organizacionais Horizontais:</text:span> A definição clara das diferentes camadas (sindicato, federação, união) e a ênfase na participação ativa e direta dos trabalhadores destacam uma estrutura organizacional que valoriza a distribuição de responsabilidades e a governança democrática.</text:p>
        </text:list-item>
        <text:list-item>
          <text:p text:style-name="P20"><text:span text:style-name="Strong_20_Emphasis">Governança e Segurança:</text:span> A participação ativa e a possibilidade de influenciar decisões no plenário de sindicatos indicam mecanismos de governança distribuída, alinhados com a pesquisa sobre modelagem de ameaças em organizações não-hierárquicas.</text:p>
        </text:list-item>
        <text:list-item>
          <text:p text:style-name="P19"><text:span text:style-name="Strong_20_Emphasis">Frameworks de Segurança:</text:span> A estrutura organizacional descrita pode servir como referência para desenvolver frameworks de segurança que promovam a colaboração e a distribuição de controle, essenciais para a governança horizontal.</text:p>
        </text:list-item>
      </text:list>
      <text:p text:style-name="Standard"/>
      <text:p text:style-name="P2">EverydayRevolutions</text:p>
      <text:p text:style-name="Text_20_body">O artigo analisa a implementação do horizontalismo e da autonomia nos movimentos sociais na Argentina, destacando como a participação coletiva e a ausência de estruturas hierárquicas rígidas influenciam a governança e a organização desses movimentos.</text:p>
      <text:p text:style-name="Text_20_body"><text:span text:style-name="Strong_20_Emphasis">Principais Pontos:</text:span></text:p>
      <text:list text:style-name="L10">
        <text:list-item>
          <text:p text:style-name="P21"><text:span text:style-name="Strong_20_Emphasis">Conceitos de Democracia Radical e Participativa:</text:span></text:p>
          <text:list>
            <text:list-item>
              <text:p text:style-name="P22">Movimentos sociais adotam variações como democracia radical, direta e participativa, enfatizando o poder popular e a justiça social.</text:p>
            </text:list-item>
            <text:list-item>
              <text:p text:style-name="P22">A participação conjunta é essencial para as revoluções diárias, promovendo planos horizontais de tomada de decisão.</text:p>
            </text:list-item>
          </text:list>
        </text:list-item>
        <text:list-item>
          <text:p text:style-name="P21"><text:span text:style-name="Strong_20_Emphasis">Desafios da Participação Coletiva:</text:span></text:p>
          <text:list>
            <text:list-item>
              <text:p text:style-name="P22">A criação de espaços horizontais requer organização e estrutura, variando conforme as relações e o tempo de convivência entre os participantes.</text:p>
            </text:list-item>
            <text:list-item>
              <text:p text:style-name="P22">Em assembleias de bairros desempregados e locais de trabalho, há uma maior organização baseada em áreas concretas de trabalho, enquanto assembleias de vizinhança tendem a ser mais fluidas inicialmente.</text:p>
            </text:list-item>
          </text:list>
        </text:list-item>
        <text:list-item>
          <text:p text:style-name="P21"><text:span text:style-name="Strong_20_Emphasis">Horizontalidade como Ferramenta e Meta:</text:span></text:p>
          <text:list>
            <text:list-item>
              <text:p text:style-name="P22">A horizontalidade serve tanto como uma ferramenta para estabelecer relações libertadoras quanto como um objetivo para alcançar a liberdade plena.</text:p>
            </text:list-item>
            <text:list-item>
              <text:p text:style-name="P22">A participação ativa e crescente dos membros conduz à evolução contínua das formas de participação dentro do movimento.</text:p>
            </text:list-item>
          </text:list>
        </text:list-item>
        <text:list-item>
          <text:p text:style-name="P21"><text:span text:style-name="Strong_20_Emphasis">Influência das Mídias Sociais:</text:span></text:p>
          <text:list>
            <text:list-item>
              <text:p text:style-name="P22">Plataformas como Facebook e Twitter são utilizadas para mobilização, feedback e construção de solidariedade, facilitando a organização sem líderes reconhecíveis.</text:p>
            </text:list-item>
            <text:list-item>
              <text:p text:style-name="P22">Apesar do potencial de democratização, as plataformas proprietárias podem limitar a solidariedade coletiva devido ao foco em networking individual e vigilância corporativa.</text:p>
            </text:list-item>
          </text:list>
        </text:list-item>
        <text:list-item>
          <text:p text:style-name="P21"><text:span text:style-name="Strong_20_Emphasis">Conflitos e Gestão de Voz Coletiva:</text:span></text:p>
          <text:list>
            <text:list-item>
              <text:p text:style-name="P22">A ausência de estrutura rígida pode levar alguns participantes a tentar dominar os espaços horizontais.</text:p>
            </text:list-item>
            <text:list-item>
              <text:p text:style-name="P21">Exemplos incluem a divisão de contas oficiais em mídias sociais, refletindo dificuldades em manter uma voz unificada sem liderança centralizada.</text:p>
            </text:list-item>
          </text:list>
        </text:list-item>
      </text:list>
      <text:p text:style-name="Text_20_body"><text:span text:style-name="Strong_20_Emphasis">Relevância para a Pesquisa:</text:span></text:p>
      <text:list text:style-name="L11">
        <text:list-item>
          <text:p text:style-name="P23"><text:span text:style-name="Strong_20_Emphasis">Estruturas Organizacionais Horizontais:</text:span> A experiência dos movimentos na Argentina demonstra a importância de mecanismos que promovam a participação inclusiva e a distribuição equitativa de responsabilidades, aspectos cruciais para a modelagem de ameaças em organizações não-hierárquicas.</text:p>
        </text:list-item>
        <text:list-item>
          <text:p text:style-name="P23"><text:soft-page-break/><text:span text:style-name="Strong_20_Emphasis">Governança e Segurança:</text:span> Os desafios enfrentados na gestão de espaços horizontais, especialmente em plataformas digitais, destacam a necessidade de protocolos de segurança que respeitem a governança distribuída e previnam a centralização de poder.</text:p>
        </text:list-item>
        <text:list-item>
          <text:p text:style-name="P23"><text:span text:style-name="Strong_20_Emphasis">Frameworks de Segurança:</text:span> A análise das dinâmicas de tomada de decisão e gestão de conflitos nos movimentos horizontais pode informar o desenvolvimento de frameworks de segurança que incentivem a colaboração e a autonomia, essenciais para ambientes organizacionais descentralizados.</text:p>
        </text:list-item>
      </text:list>
      <text:p text:style-name="Standard"/>
      <text:p text:style-name="P2">FromCounterpublicstoContentious</text:p>
      <text:p text:style-name="Text_20_body">O artigo propõe uma reconfiguração da compreensão de "publicness" como um processo dinâmico, constituído por relações materiais, temporais e espaciais, em vez de conceituar os públicos de forma estática como "counterpublics" ou "network publics". Essa abordagem visa capturar a complexidade e a natureza em constante evolução das contestações públicas contemporâneas, especialmente aquelas mediadas pelas mídias sociais.</text:p>
      <text:p text:style-name="Text_20_body"><text:span text:style-name="Strong_20_Emphasis">Principais Pontos:</text:span></text:p>
      <text:list text:style-name="L12">
        <text:list-item>
          <text:p text:style-name="P24"><text:span text:style-name="Strong_20_Emphasis">Conceituação de Publicness:</text:span></text:p>
          <text:list>
            <text:list-item>
              <text:p text:style-name="P25"><text:span text:style-name="Strong_20_Emphasis">Processo Dinâmico:</text:span> Publicness é entendida como uma atividade contínua de tornar algo público, permitindo que tópicos transitem do domínio privado para o público.</text:p>
            </text:list-item>
            <text:list-item>
              <text:p text:style-name="P25"><text:span text:style-name="Strong_20_Emphasis">Fluxos de Contestação Pública:</text:span> A dinâmica de publicness envolve fluxos que se movem ao longo do tempo e através de diferentes espaços, refletindo a circulação global das contestações públicas.</text:p>
            </text:list-item>
          </text:list>
        </text:list-item>
        <text:list-item>
          <text:p text:style-name="P24"><text:span text:style-name="Strong_20_Emphasis">Crítica aos Conceitos Tradicionais de Públicos:</text:span></text:p>
          <text:list>
            <text:list-item>
              <text:p text:style-name="P25"><text:span text:style-name="Strong_20_Emphasis">Limitations dos Counterpublics e Network Publics:</text:span> Esses conceitos não conseguem capturar os processos em movimento que caracterizam as contestações públicas atuais.</text:p>
            </text:list-item>
            <text:list-item>
              <text:p text:style-name="P25"><text:span text:style-name="Strong_20_Emphasis">Foco no Processo:</text:span> A análise se desloca de ver o público como um resultado estático para compreender publicness como um processo ativo e mutável.</text:p>
            </text:list-item>
          </text:list>
        </text:list-item>
        <text:list-item>
          <text:p text:style-name="P24"><text:span text:style-name="Strong_20_Emphasis">Estudo de Caso: Movimento Occupy:</text:span></text:p>
          <text:list>
            <text:list-item>
              <text:p text:style-name="P25"><text:span text:style-name="Strong_20_Emphasis">Horizontalidade e Igualdade:</text:span> O movimento Occupy valoriza a igualdade e a horizontalidade, mas enfrenta desafios na gestão das plataformas de mídia social.</text:p>
            </text:list-item>
            <text:list-item>
              <text:p text:style-name="P25"><text:span text:style-name="Strong_20_Emphasis">Conflitos Internos:</text:span> Disputas sobre a administração de contas oficiais, como "Tweetboat", revelam tensões entre a estrutura horizontal do movimento e a necessidade de coesão na comunicação.</text:p>
            </text:list-item>
            <text:list-item>
              <text:p text:style-name="P25"><text:span text:style-name="Strong_20_Emphasis">Legitimidade e Governança:</text:span> Incidentes como a exclusão de administradores e ataques contra figuras centrais (e.g., Wael Ghonim) prejudicam a legitimidade do movimento e demonstram as dificuldades de manter uma governança distribuída.</text:p>
            </text:list-item>
          </text:list>
        </text:list-item>
        <text:list-item>
          <text:p text:style-name="P24"><text:span text:style-name="Strong_20_Emphasis">Impacto das Mídias Sociais nas Movimentações Populares:</text:span></text:p>
          <text:list>
            <text:list-item>
              <text:p text:style-name="P25"><text:span text:style-name="Strong_20_Emphasis">Mobilização e Engajamento:</text:span> As mídias sociais facilitam a rápida agregação de públicos e a mobilização de participantes, mas também introduzem desafios relacionados à profundidade do engajamento e à construção de relacionamentos duradouros.</text:p>
            </text:list-item>
            <text:list-item>
              <text:p text:style-name="P24"><text:span text:style-name="Strong_20_Emphasis">Estruturas Proprietárias:</text:span> Plataformas como Facebook e Twitter são projetadas para networking individual e vigilância corporativa, o que pode limitar a solidariedade coletiva e complicar a governança horizontal dos movimentos.</text:p>
            </text:list-item>
          </text:list>
        </text:list-item>
      </text:list>
      <text:p text:style-name="Text_20_body"><text:span text:style-name="Strong_20_Emphasis">Relevância para a Pesquisa:</text:span></text:p>
      <text:list text:style-name="L13">
        <text:list-item>
          <text:p text:style-name="P27"><text:span text:style-name="Strong_20_Emphasis">Modelagem de Ameaças:</text:span> A análise das dinâmicas de publicness e dos desafios de governança em movimentos horizontais como o Occupy destaca a necessidade de modelos de ameaças que considerem a natureza fluida e distribuída das organizações não-hierárquicas.</text:p>
        </text:list-item>
        <text:list-item>
          <text:p text:style-name="P27"><text:soft-page-break/><text:span text:style-name="Strong_20_Emphasis">Governança e Segurança:</text:span> A dificuldade em manter uma voz unificada e a vulnerabilidade a conflitos internos nas plataformas digitais evidenciam a importância de protocolos de segurança que suportem a governança horizontal e previnam a centralização de poder.</text:p>
        </text:list-item>
        <text:list-item>
          <text:p text:style-name="P26"><text:span text:style-name="Strong_20_Emphasis">Frameworks de Segurança:</text:span> A compreensão das interações entre publicness, mídias sociais e estruturas organizacionais pode informar o desenvolvimento de frameworks de segurança que promovam a colaboração, a transparência e a distribuição de responsabilidades em ambientes organizacionais descentralizados.</text:p>
        </text:list-item>
      </text:list>
      <text:p text:style-name="Standard"/>
      <text:p text:style-name="P2">Non-HierarchicalForms</text:p>
      <text:p text:style-name="P1"/>
      <text:p text:style-name="Text_20_body">O texto explora diferentes formas organizacionais, destacando a transição de estruturas hierárquicas burocráticas para modelos mais flexíveis e horizontais. Discute as limitações das organizações hierárquicas e apresenta alternativas que promovem maior autonomia e participação dos membros.</text:p>
      <text:p text:style-name="Text_20_body"><text:span text:style-name="Strong_20_Emphasis">Principais Pontos:</text:span></text:p>
      <text:list text:style-name="L14">
        <text:list-item>
          <text:p text:style-name="P28"><text:span text:style-name="Strong_20_Emphasis">Limitações das Organizações Hierárquicas:</text:span></text:p>
          <text:list>
            <text:list-item>
              <text:p text:style-name="P29">Tentativas de sair de sistemas hierárquicos podem ser vistas como rumo ao caos.</text:p>
            </text:list-item>
            <text:list-item>
              <text:p text:style-name="P29">A hierarquia é sustentada pela especialização de funções, gerando uma estrutura de níveis para coordenar essas funções.</text:p>
            </text:list-item>
            <text:list-item>
              <text:p text:style-name="P29">Mudanças sociais podem ficar presas à lógica organizacional inerente, dificultando a evolução além dessa estrutura.</text:p>
            </text:list-item>
          </text:list>
        </text:list-item>
        <text:list-item>
          <text:p text:style-name="P28"><text:span text:style-name="Strong_20_Emphasis">Alternativas à Hierarquia:</text:span></text:p>
          <text:list>
            <text:list-item>
              <text:p text:style-name="P29"><text:span text:style-name="Strong_20_Emphasis">Grupo Autônomo Composto:</text:span></text:p>
              <text:list>
                <text:list-item>
                  <text:p text:style-name="P29">Baseado no princípio de que cada membro pode realizar todas ou a maioria das tarefas.</text:p>
                </text:list-item>
                <text:list-item>
                  <text:p text:style-name="P29">Promove relações libertadoras e a liberdade plena através da participação igualitária.</text:p>
                </text:list-item>
                <text:list-item>
                  <text:p text:style-name="P29">Requer organização para permitir que todos os membros tenham voz e participação efetiva.</text:p>
                </text:list-item>
              </text:list>
            </text:list-item>
            <text:list-item>
              <text:p text:style-name="P29"><text:span text:style-name="Strong_20_Emphasis">Organização Matricial:</text:span></text:p>
              <text:list>
                <text:list-item>
                  <text:p text:style-name="P29">Cada membro possui uma função especializada, mas também competências sobrepostas com outros membros.</text:p>
                </text:list-item>
                <text:list-item>
                  <text:p text:style-name="P29">Combina uma estrutura básica com múltiplas relações de trabalho, permitindo flexibilidade e colaboração entre diferentes áreas.</text:p>
                </text:list-item>
                <text:list-item>
                  <text:p text:style-name="P29">Facilita a adaptação a diversas necessidades e projetos sem a rigidez hierárquica tradicional.</text:p>
                </text:list-item>
              </text:list>
            </text:list-item>
          </text:list>
        </text:list-item>
        <text:list-item>
          <text:p text:style-name="P28"><text:span text:style-name="Strong_20_Emphasis">Características das Organizações Alternativas:</text:span></text:p>
          <text:list>
            <text:list-item>
              <text:p text:style-name="P29"><text:span text:style-name="Strong_20_Emphasis">Flexibilidade Estrutural:</text:span> Capacidade de adotar diferentes estruturas de trabalho conforme a necessidade, sem depender de uma hierarquia fixa.</text:p>
            </text:list-item>
            <text:list-item>
              <text:p text:style-name="P29"><text:span text:style-name="Strong_20_Emphasis">Participação Ativa:</text:span> Envolvimento contínuo dos membros na tomada de decisões e na execução de tarefas.</text:p>
            </text:list-item>
            <text:list-item>
              <text:p text:style-name="P29"><text:span text:style-name="Strong_20_Emphasis">Distribuição de Responsabilidades:</text:span> Equilibrar o poder e a autoridade entre todos os membros, evitando a concentração de poder em poucos indivíduos.</text:p>
            </text:list-item>
          </text:list>
        </text:list-item>
        <text:list-item>
          <text:p text:style-name="P28"><text:span text:style-name="Strong_20_Emphasis">Desafios das Estruturas Não-Hierárquicas:</text:span></text:p>
          <text:list>
            <text:list-item>
              <text:p text:style-name="P29"><text:span text:style-name="Strong_20_Emphasis">Dominação por Alguns Membros:</text:span> Em ambientes menos estruturados, alguns participantes podem tentar dominar as discussões e decisões.</text:p>
            </text:list-item>
            <text:list-item>
              <text:p text:style-name="P29"><text:span text:style-name="Strong_20_Emphasis">Necessidade de Organização:</text:span> Mesmo em estruturas horizontais, é necessário algum nível de organização para garantir que todos os membros possam contribuir igualmente.</text:p>
            </text:list-item>
            <text:list-item>
              <text:p text:style-name="P28"><text:soft-page-break/><text:span text:style-name="Strong_20_Emphasis">Gestão de Conflitos:</text:span> A ausência de uma liderança central pode dificultar a resolução de conflitos e a manutenção da coesão do grupo.</text:p>
            </text:list-item>
          </text:list>
        </text:list-item>
      </text:list>
      <text:p text:style-name="Text_20_body"><text:span text:style-name="Strong_20_Emphasis">Relevância para a Pesquisa:</text:span></text:p>
      <text:list text:style-name="L15">
        <text:list-item>
          <text:p text:style-name="P31"><text:span text:style-name="Strong_20_Emphasis">Estruturas Organizacionais Horizontais:</text:span> A análise das formas alternativas de organização destaca a importância de mecanismos que promovam a distribuição de responsabilidades e a governança democrática, essenciais para a modelagem de ameaças em ambientes não-hierárquicos.</text:p>
        </text:list-item>
        <text:list-item>
          <text:p text:style-name="P31"><text:span text:style-name="Strong_20_Emphasis">Governança e Segurança:</text:span> A transição para modelos horizontais requer protocolos de segurança que respeitem a distribuição de poder e a participação igualitária, prevenindo a centralização de autoridade.</text:p>
        </text:list-item>
        <text:list-item>
          <text:p text:style-name="P30"><text:span text:style-name="Strong_20_Emphasis">Frameworks de Segurança:</text:span> As características das organizações matriciais e autônomas compostas podem informar o desenvolvimento de frameworks que incentivem a colaboração e a flexibilidade na gestão de segurança em organizações descentralizadas.</text:p>
        </text:list-item>
      </text:list>
      <text:p text:style-name="Standard"/>
      <text:p text:style-name="P2">EstatutosDoPCP</text:p>
      <text:p text:style-name="Text_20_body"><text:span text:style-name="Strong_20_Emphasis">Capítulo IV: Órgãos Superiores do Partido</text:span></text:p>
      <text:list text:style-name="L16">
        <text:list-item>
          <text:p text:style-name="P32"><text:span text:style-name="Strong_20_Emphasis">Artigo 26.º</text:span>: Define os órgãos superiores nacionais do Partido, incluindo o Congresso, o Comité Central, seus organismos executivos e a Comissão Central de Controlo.</text:p>
        </text:list-item>
        <text:list-item>
          <text:p text:style-name="P32"><text:span text:style-name="Strong_20_Emphasis">Artigo 27.º</text:span>: Estabelece o Congresso como o órgão supremo do Partido, composto por delegados eleitos proporcionalmente às organizações filiadas. As decisões são tomadas por maioria de votos e os congressos ocorrem a cada quatro anos, podendo ser convocados extraordinariamente pelo Comité Central.</text:p>
        </text:list-item>
        <text:list-item>
          <text:p text:style-name="P32"><text:span text:style-name="Strong_20_Emphasis">Artigo 28.º</text:span>: Detalha as competências dos Congressos ordinários, como aprovação de regulamentos, eleição de órgãos, apreciação de relatórios, confirmação de programas e estatutos, definição da linha política e eleição do Comité Central.</text:p>
        </text:list-item>
        <text:list-item>
          <text:p text:style-name="P32"><text:span text:style-name="Strong_20_Emphasis">Artigo 29.º</text:span>: Descreve o processo de elaboração da proposta para o Comité Central, enfatizando a ampla consulta interna e a consideração das opiniões dos organismos aos quais os candidatos pertencem.</text:p>
        </text:list-item>
        <text:list-item>
          <text:p text:style-name="P32"><text:span text:style-name="Strong_20_Emphasis">Artigo 30.º</text:span>: Permite ao Comité Central convocar Conferências Nacionais com caráter deliberativo, sem alterar a orientação política do Congresso.</text:p>
        </text:list-item>
        <text:list-item>
          <text:p text:style-name="P32"><text:span text:style-name="Strong_20_Emphasis">Artigo 31.º</text:span>: Define o papel do Comité Central na direção das atividades do Partido entre os congressos, incluindo a orientação política, ideológica e organizacional, bem como a supervisão das decisões dos órgãos superiores.</text:p>
        </text:list-item>
        <text:list-item>
          <text:p text:style-name="P32"><text:span text:style-name="Strong_20_Emphasis">Artigos 32.º a 37.º</text:span>: Detalham a composição, funcionamento e responsabilidades do Comité Central, incluindo a eleição de comissões internas, a regularidade das reuniões e a prestação de contas pelos organismos executivos.</text:p>
        </text:list-item>
        <text:list-item>
          <text:p text:style-name="P32"><text:span text:style-name="Strong_20_Emphasis">Artigos 38.º a 45.º</text:span>: Abordam a renovação dos órgãos de direção, a estrutura orgânica intermediária baseada no território e locais de trabalho, a convocação e organização das Assembleias das organizações regionais e distritais, e a formação de estruturas adicionais conforme necessário.</text:p>
        </text:list-item>
      </text:list>
      <text:p text:style-name="Text_20_body"><text:span text:style-name="Strong_20_Emphasis">Capítulo V: Estrutura Orgânica Intermédia do Partido</text:span></text:p>
      <text:list text:style-name="L17">
        <text:list-item>
          <text:p text:style-name="P33"><text:span text:style-name="Strong_20_Emphasis">Artigos 39.º a 45.º</text:span>: Definem a organização do Partido em níveis regionais e locais, estabelecendo Assembleias como órgãos supremos dessas unidades. As Assembleias são responsáveis por aprovar regulamentos, analisar atividades, definir orientações futuras e eleger direções. Também permitem a criação de comissões de trabalho para incentivar a participação dos membros.</text:p>
        </text:list-item>
      </text:list>
      <text:p text:style-name="Text_20_body"><text:span text:style-name="Strong_20_Emphasis">Capítulo VI: Organizações de Base do Partido</text:span></text:p>
      <text:list text:style-name="L18">
        <text:list-item>
          <text:p text:style-name="P34"><text:span text:style-name="Strong_20_Emphasis">Artigos 46.º a 52.º</text:span>: Descrevem a célula como a organização de base, essencial para a ligação do Partido com as massas. As células são formadas por no mínimo três membros e podem ser estruturadas em núcleos para maior eficiência. As Assembleias das células definem orientações, <text:soft-page-break/>elegem secretariados e gerenciam atividades como recrutamento, divulgação de publicações e arrecadação de fundos.</text:p>
        </text:list-item>
      </text:list>
      <text:p text:style-name="Text_20_body"><text:span text:style-name="Strong_20_Emphasis">Capítulo VII: Trabalho dos Membros do Partido nas Organizações e Movimentos de Massas</text:span></text:p>
      <text:list text:style-name="L19">
        <text:list-item>
          <text:p text:style-name="P35"><text:span text:style-name="Strong_20_Emphasis">Artigo 53.º</text:span>: Estipula que os membros do Partido envolvidos em organizações e movimentos de massas devem agir conforme as orientações partidárias.</text:p>
        </text:list-item>
      </text:list>
      <text:p text:style-name="Horizontal_20_Line"/>
      <text:p text:style-name="Text_20_body"><text:span text:style-name="Strong_20_Emphasis">Relevância para a Pesquisa</text:span></text:p>
      <text:p text:style-name="Text_20_body">A análise dos estatutos do Partido Comunista Português (PCP) revela uma estrutura organizacional que, embora contenha elementos hierárquicos tradicionais, enfatiza a participação democrática e a distribuição de responsabilidades através de seus diversos órgãos, como o Congresso, o Comité Central e as Assembleias regionais e locais. Esta abordagem pode ser comparada a modelos organizacionais não-hierárquicos, onde a horizontalidade e a distribuição de poder são valorizadas como ativos estratégicos.</text:p>
      <text:p text:style-name="Text_20_body">Especificamente, a existência de Assembleias em diferentes níveis e a possibilidade de formação de comissões de trabalho incentivam a participação ativa dos membros, promovendo uma governança distribuída. Além disso, a previsão de estruturas flexíveis e a ênfase na consulta ampla para a composição do Comité Central refletem práticas que podem ser consideradas na modelagem de ameaças para organizações não-hierárquicas, onde a descentralização pode tanto fortalecer quanto introduzir vulnerabilidades específicas.</text:p>
      <text:p text:style-name="Text_20_body">A compreensão detalhada das responsabilidades e processos de decisão no PCP permite identificar potenciais pontos de risco em estruturas similares, como a coordenação entre diferentes níveis organizacionais e a gestão de informações sensíveis em um ambiente distribuído. Esses insights são fundamentais para o desenvolvimento de um protocolo de modelagem de ameaças que valorize a horizontalidade como um ativo estratégico, alinhando-se aos objetivos de criar frameworks de segurança robustos para organizações com governança horizontal.</text:p>
      <text:p text:style-name="Standard"/>
      <text:p text:style-name="P2">RealNotNominalGlobalDemocracy</text:p>
      <text:p text:style-name="Text_20_body">A democracia não é um fenômeno binário, mas sim uma questão de grau. O projeto de democratização global deve ser conceitualizado não como a adoção de um modelo abrangente e pré-definido (como a “democracia genuína” de Keohane sugere), mas sim como múltiplas iniciativas que possam aumentar o grau de democracia no sistema internacional. Tais iniciativas podem incluir:</text:p>
      <text:list text:style-name="L20">
        <text:list-item>
          <text:p text:style-name="P37"><text:span text:style-name="Strong_20_Emphasis">Fortalecimento de mecanismos de accountability</text:span>: Considerados componentes essenciais da democracia global, e não alternativas a ela.</text:p>
        </text:list-item>
        <text:list-item>
          <text:p text:style-name="P37"><text:span text:style-name="Strong_20_Emphasis">Proliferação de mecanismos monitores</text:span>: Instrumentos para acompanhar e avaliar processos democráticos.</text:p>
        </text:list-item>
        <text:list-item>
          <text:p text:style-name="P37"><text:span text:style-name="Strong_20_Emphasis">Promoção dos aspectos deliberativos das negociações internacionais</text:span>: Incentivar debates e discussões aprofundadas nas negociações transnacionais.</text:p>
        </text:list-item>
        <text:list-item>
          <text:p text:style-name="P37"><text:span text:style-name="Strong_20_Emphasis">Atenção às qualidades deliberativas das redes de governança transnacional e às exclusões frequentemente presentes</text:span>: Garantir que essas redes sejam inclusivas e representativas.</text:p>
        </text:list-item>
        <text:list-item>
          <text:p text:style-name="P37"><text:span text:style-name="Strong_20_Emphasis">Expansão do leque de discursos representados nos processos de tomada de decisão</text:span>: Por exemplo, movimentos sociais transnacionais que conseguem influenciar instituições econômicas internacionais a abordar questões de justiça social, mesmo que os ativistas ou organizações não sejam formalmente responsáveis a ninguém.</text:p>
        </text:list-item>
        <text:list-item>
          <text:p text:style-name="P36"><text:span text:style-name="Strong_20_Emphasis">Iniciativas de sortição</text:span>: Criar voz para cidadãos comuns na governança, como assembleias cidadãs transnacionais, que são mais viáveis do que corpos eleitos, apesar de experimentos relevantes como o World Wide Views ainda não alcançarem a deliberação face a face entre cidadãos de diferentes países.</text:p>
        </text:list-item>
      </text:list>
      <text:p text:style-name="Horizontal_20_Line"/>
      <text:p text:style-name="Text_20_body"><text:span text:style-name="Strong_20_Emphasis">Relevância para a Pesquisa</text:span></text:p>
      <text:p text:style-name="Text_20_body">A discussão sobre a democratização global apresentada no artigo fornece insights valiosos para a modelagem de ameaças em organizações não-hierárquicas. A abordagem de democratização como um processo incremental, envolvendo múltiplas iniciativas, ressoa com a necessidade de considerar a complexidade e a dinâmica das estruturas horizontais nas organizações. Especificamente:</text:p>
      <text:list text:style-name="L21">
        <text:list-item>
          <text:p text:style-name="P38"><text:span text:style-name="Strong_20_Emphasis">Mecanismos de Accountability e Monitoração</text:span>: A incorporação de mecanismos robustos de accountability e monitoramento pode ser crucial para identificar e mitigar ameaças internas e externas, garantindo que as decisões sejam transparentes e que haja responsabilidade distribuída, característica essencial das estruturas horizontais.</text:p>
        </text:list-item>
        <text:list-item>
          <text:p text:style-name="P38"><text:span text:style-name="Strong_20_Emphasis">Deliberação e Inclusividade</text:span>: Promover aspectos deliberativos e garantir a inclusão de diversos discursos nas tomadas de decisão podem fortalecer a resiliência organizacional, ao permitir uma análise mais abrangente das ameaças e a formulação de respostas mais eficazes e consensuais.</text:p>
        </text:list-item>
        <text:list-item>
          <text:p text:style-name="P38"><text:span text:style-name="Strong_20_Emphasis">Flexibilidade e Participação Cidadã</text:span>: As iniciativas de sortição e a criação de assembleias cidadãs transnacionais exemplificam formas de engajamento que podem ser adaptadas para incentivar a participação ativa dos membros em organizações horizontais, aumentando a capacidade de resposta coletiva a ameaças e melhorando a adaptação organizacional.</text:p>
        </text:list-item>
        <text:list-item>
          <text:p text:style-name="P38"><text:soft-page-break/><text:span text:style-name="Strong_20_Emphasis">Governança Distribuída</text:span>: A atenção às qualidades deliberativas das redes de governança transnacional destaca a importância de estruturas distribuídas na gestão de riscos e na tomada de decisões estratégicas, aspectos que são diretamente aplicáveis na criação de protocolos de segurança para organizações não-hierárquicas.</text:p>
        </text:list-item>
        <text:list-item>
          <text:p text:style-name="P38"><text:span text:style-name="Strong_20_Emphasis">Diversificação de Discursos</text:span>: A expansão do leque de discursos representados reforça a necessidade de considerar múltiplas perspectivas na identificação e avaliação de riscos, promovendo uma abordagem mais holística e inclusiva na modelagem de ameaças.</text:p>
        </text:list-item>
      </text:list>
      <text:p text:style-name="Standard"/>
      <text:p text:style-name="P2">Reputation-basedDAO</text:p>
      <text:p text:style-name="Text_20_body">As organizações sem fins lucrativos (non-profits) enfrentam o desafio de fornecer serviços eficazes aos beneficiários enquanto oferecem oportunidades de participação aos apoiadores por meio de programas de voluntariado. O engajamento cívico promovido por esses programas pode levar os apoiadores a resolverem questões sociais de forma mais proativa, contribuindo para o fortalecimento da coesão social. Além disso, o envolvimento dos apoiadores incrementa a confiança nas organizações, o que, por sua vez, fortalece sua base financeira (Hayase, 2020).</text:p>
      <text:p text:style-name="Horizontal_20_Line"/>
      <text:p text:style-name="Text_20_body"><text:span text:style-name="Strong_20_Emphasis">Relevância para a Pesquisa</text:span></text:p>
      <text:p text:style-name="Text_20_body">A análise sobre organizações descentralizadas autônomas (DAOs) baseadas em reputação no setor sem fins lucrativos oferece insights significativos para a modelagem de ameaças em estruturas organizacionais não-hierárquicas. Especificamente:</text:p>
      <text:list text:style-name="L22">
        <text:list-item>
          <text:p text:style-name="P39"><text:span text:style-name="Strong_20_Emphasis">Engajamento e Participação Distribuída</text:span>: A utilização de DAOs permite uma distribuição mais equitativa de poder e responsabilidade entre os membros, alinhando-se com a necessidade de estruturas horizontais. Isso pode mitigar ameaças relacionadas à concentração de poder e vulnerabilidades associadas à dependência de indivíduos ou grupos específicos.</text:p>
        </text:list-item>
        <text:list-item>
          <text:p text:style-name="P39"><text:span text:style-name="Strong_20_Emphasis">Mecanismos de Reputação</text:span>: Sistemas de reputação integrados em DAOs podem fortalecer a confiança e a responsabilidade entre os participantes, atuando como um mecanismo de controle interno que reduz riscos de comportamentos maliciosos ou negligentes. Esses mecanismos são essenciais para a identificação precoce e mitigação de ameaças internas.</text:p>
        </text:list-item>
        <text:list-item>
          <text:p text:style-name="P39"><text:span text:style-name="Strong_20_Emphasis">Resiliência Organizacional</text:span>: A descentralização e a participação ativa dos apoiadores aumentam a resiliência da organização frente a ataques externos, como tentativas de comprometimento de informações ou sabotagem. A diversidade de pontos de vista e a distribuição de funções dificultam a exploração de vulnerabilidades específicas.</text:p>
        </text:list-item>
        <text:list-item>
          <text:p text:style-name="P39"><text:span text:style-name="Strong_20_Emphasis">Transparência e Accountability</text:span>: DAOs baseadas em reputação promovem transparência nas operações e nas tomadas de decisão, facilitando a detecção de anomalias e a responsabilização dos membros. Isso é crucial para a segurança organizacional, pois permite uma resposta mais rápida e coordenada a incidentes de segurança.</text:p>
        </text:list-item>
        <text:list-item>
          <text:p text:style-name="P39"><text:span text:style-name="Strong_20_Emphasis">Fortalecimento da Base Financeira</text:span>: A confiança construída através de sistemas de reputação pode atrair mais apoiadores e financiamentos, o que é vital para a sustentabilidade da organização. Uma base financeira sólida reduz a vulnerabilidade a ameaças econômicas e permite investimentos em medidas de segurança robustas.</text:p>
        </text:list-item>
        <text:list-item>
          <text:p text:style-name="P39"><text:span text:style-name="Strong_20_Emphasis">Cultura de Cooperação e Coesão Social</text:span>: A promoção da coesão social e da cooperação entre os membros cria um ambiente colaborativo que pode ser menos suscetível a ameaças internas, como conflitos ou desentendimentos. Uma cultura organizacional forte e coesa é um elemento defensivo contra diversas formas de ameaças cibernéticas e físicas.</text:p>
        </text:list-item>
      </text:list>
      <text:p text:style-name="Standard"/>
      <text:p text:style-name="P2">SocialMediaTeamsAsDigitalVanguards</text:p>
      <text:p text:style-name="Text_20_body">O estudo aborda a estrutura organizacional das equipes de mídia social dentro de movimentos sociais contemporâneos, desafiando interpretações dominantes que caracterizam esses movimentos como "sem líderes", "não hierárquicos" ou "horizontais" (Castells, 2012; Mason, 2012; Sitrin, 2006). Ao examinar a existência e o funcionamento dessas equipes, o artigo argumenta que, apesar das retóricas de horizontabilidade e ausência de liderança, estruturas de liderança continuam a existir de forma invisível, funcionando como "vanguards digitais".</text:p>
      <text:p text:style-name="Text_20_body"><text:span text:style-name="Strong_20_Emphasis">Principais Pontos:</text:span></text:p>
      <text:list text:style-name="L23">
        <text:list-item>
          <text:p text:style-name="P40"><text:span text:style-name="Strong_20_Emphasis">Estruturas Invisíveis de Liderança:</text:span></text:p>
          <text:list>
            <text:list-item>
              <text:p text:style-name="P41">Equipes de mídia social operam como vanguards digitais, desempenhando funções de direção coletiva reminiscentes das vanguards políticas do século XX (Nunes, 2014).</text:p>
            </text:list-item>
            <text:list-item>
              <text:p text:style-name="P41">A gestão de canais de comunicação chave indica a persistência de processos de liderança e controle, apesar das dinâmicas participativas.</text:p>
            </text:list-item>
          </text:list>
        </text:list-item>
        <text:list-item>
          <text:p text:style-name="P40"><text:span text:style-name="Strong_20_Emphasis">Contradição entre Princípios e Prática:</text:span></text:p>
          <text:list>
            <text:list-item>
              <text:p text:style-name="P41">Movimentos sociais adotam princípios de abertura, horizontabilidade e ausência de liderança formal, influenciados pelo anti-autoritarismo pós-1968 e pelo tecno-utopismo da cultura hacker.</text:p>
            </text:list-item>
            <text:list-item>
              <text:p text:style-name="P41">Na prática, essas equipes enfrentam desafios como cliquishness, estratificação de poder nos sistemas de gestão de conteúdo e lutas pelo controle de ativos digitais, resultando em falta de transparência e responsabilização.</text:p>
            </text:list-item>
          </text:list>
        </text:list-item>
        <text:list-item>
          <text:p text:style-name="P40"><text:span text:style-name="Strong_20_Emphasis">Impacto das Disputas de Poder:</text:span></text:p>
          <text:list>
            <text:list-item>
              <text:p text:style-name="P41">Conflitos internos sobre a gestão de contas de mídia social podem ser altamente prejudiciais para os movimentos, levando à fragmentação e declínio das iniciativas.</text:p>
            </text:list-item>
            <text:list-item>
              <text:p text:style-name="P41">Exemplos incluem disputas dentro de grupos como Democracia Real Ya e Occupy Wall Street, onde o controle de ativos digitais resultou em divisões e acusações mútuas.</text:p>
            </text:list-item>
          </text:list>
        </text:list-item>
        <text:list-item>
          <text:p text:style-name="P40"><text:span text:style-name="Strong_20_Emphasis">Revisão da Narrativa de Liderança:</text:span></text:p>
          <text:list>
            <text:list-item>
              <text:p text:style-name="P41">Evidências empíricas contrariam a narrativa de movimentos sem líderes, mostrando que a liderança se adapta e persiste em contextos digitais complexos e fragmentados.</text:p>
            </text:list-item>
            <text:list-item>
              <text:p text:style-name="P41">A centralização de poder em "hubs" de comunicação digital reflete a continuidade de dinâmicas de liderança, apesar das aparências horizontais.</text:p>
            </text:list-item>
          </text:list>
        </text:list-item>
        <text:list-item>
          <text:p text:style-name="P40"><text:span text:style-name="Strong_20_Emphasis">Propostas para Maior Transparência e Responsabilidade:</text:span></text:p>
          <text:list>
            <text:list-item>
              <text:p text:style-name="P41">Sugere-se o desenvolvimento de princípios éticos mais realistas para regular as operações das equipes de mídia social, promovendo maior transparência e responsabilização.</text:p>
            </text:list-item>
            <text:list-item>
              <text:p text:style-name="P40">Propõe-se a implementação de sistemas informais de regras de comportamento, como sistemas de credenciais coletivas, para melhorar a gestão e a transparência.</text:p>
            </text:list-item>
          </text:list>
        </text:list-item>
      </text:list>
      <text:p text:style-name="Horizontal_20_Line"/>
      <text:p text:style-name="Text_20_body"><text:span text:style-name="Strong_20_Emphasis">Relevância para a Pesquisa</text:span></text:p>
      <text:p text:style-name="Text_20_body"><text:soft-page-break/>A análise das dinâmicas de liderança nas equipes de mídia social de movimentos sociais fornece insights cruciais para a modelagem de ameaças em organizações não-hierárquicas, alinhando-se diretamente aos objetivos da pesquisa de desenvolver um protocolo que valorize a horizontalidade como ativo estratégico. Especificamente:</text:p>
      <text:list text:style-name="L24">
        <text:list-item>
          <text:p text:style-name="P42"><text:span text:style-name="Strong_20_Emphasis">Identificação de Estruturas de Liderança Invisíveis:</text:span></text:p>
          <text:list>
            <text:list-item>
              <text:p text:style-name="P43">A existência de líderes ocultos ou "vanguards digitais" em estruturas aparentemente horizontais revela potenciais vetores de ameaça relacionados à concentração de poder e à falta de transparência. Compreender essas dinâmicas é fundamental para identificar pontos fracos na distribuição de poder que podem ser explorados por agentes maliciosos.</text:p>
            </text:list-item>
          </text:list>
        </text:list-item>
        <text:list-item>
          <text:p text:style-name="P42"><text:span text:style-name="Strong_20_Emphasis">Desafios de Transparência e Responsabilização:</text:span></text:p>
          <text:list>
            <text:list-item>
              <text:p text:style-name="P43">As lutas internas pelo controle de ativos digitais destacam a necessidade de mecanismos robustos de accountability dentro de organizações horizontais. Protocolos de segurança devem incluir formas de garantir que a gestão de ativos críticos seja transparente e auditável para prevenir abusos de poder e garantir a integridade organizacional.</text:p>
            </text:list-item>
          </text:list>
        </text:list-item>
        <text:list-item>
          <text:p text:style-name="P42"><text:span text:style-name="Strong_20_Emphasis">Resiliência Organizacional Frente a Conflitos Internos:</text:span></text:p>
          <text:list>
            <text:list-item>
              <text:p text:style-name="P43">A fragmentação resultante de disputas de poder demonstra a vulnerabilidade das organizações horizontais a conflitos internos que podem ser explorados como ameaças. Modelos de ameaças devem considerar estratégias para mitigar a divisão interna e fortalecer a coesão organizacional, preservando a horizontalidade sem sacrificar a eficiência e a coordenação.</text:p>
            </text:list-item>
          </text:list>
        </text:list-item>
        <text:list-item>
          <text:p text:style-name="P42"><text:span text:style-name="Strong_20_Emphasis">Adaptação de Liderança em Ambientes Descentralizados:</text:span></text:p>
          <text:list>
            <text:list-item>
              <text:p text:style-name="P43">A adaptação contínua da liderança em contextos digitais complexos sugere que as organizações horizontais necessitam de protocolos flexíveis que permitam a emergência e a integração de líderes sem comprometer a distribuição de poder. Isso é essencial para equilibrar a necessidade de direção com a manutenção da horizontalidade.</text:p>
            </text:list-item>
          </text:list>
        </text:list-item>
        <text:list-item>
          <text:p text:style-name="P42"><text:span text:style-name="Strong_20_Emphasis">Implementação de Princípios Éticos e Regras Informais:</text:span></text:p>
          <text:list>
            <text:list-item>
              <text:p text:style-name="P43">A proposta de estabelecer regras informais de comportamento e sistemas de credenciais coletivas pode ser incorporada nos protocolos de modelagem de ameaças para promover uma governança ética e responsável. Esses mecanismos ajudam a garantir que a operação das equipes seja transparente e que haja formas claras de responsabilização, reduzindo a vulnerabilidade a comportamentos maliciosos.</text:p>
            </text:list-item>
          </text:list>
        </text:list-item>
        <text:list-item>
          <text:p text:style-name="P42"><text:span text:style-name="Strong_20_Emphasis">Impacto da Tecnologia na Estrutura Organizacional:</text:span></text:p>
          <text:list>
            <text:list-item>
              <text:p text:style-name="P42">A análise das propriedades das redes digitais, como as redes scale-free, e a centralização de poder em plataformas como Google e Facebook, são relevantes para entender como a tecnologia pode influenciar a segurança organizacional. Protocolos de segurança devem considerar a influência das plataformas tecnológicas na estrutura e na resiliência das organizações horizontais.</text:p>
            </text:list-item>
          </text:list>
        </text:list-item>
      </text:list>
      <text:p text:style-name="Standard"/>
      <text:p text:style-name="P2">StillaCenturyoftheChineseModel</text:p>
      <text:p text:style-name="Text_20_body">O artigo explora o conceito de Centralismo Democrático, destacando-o como um sistema político distinto que contrasta com a democracia liberal. Embora outros modelos estejam em transição para a democracia liberal ou eventualmente se convertam nela, o modelo chinês permanece como um desafio significativo a essa forma de governo, conforme reconhecido por teóricos como Fukuyama.</text:p>
      <text:p text:style-name="Text_20_body"><text:span text:style-name="Strong_20_Emphasis">Principais Pontos:</text:span></text:p>
      <text:list text:style-name="L25">
        <text:list-item>
          <text:p text:style-name="P44"><text:span text:style-name="Strong_20_Emphasis">Definição e Origem do Centralismo Democrático:</text:span></text:p>
          <text:list>
            <text:list-item>
              <text:p text:style-name="P45">Centralismo Democrático é uma abreviação de "sistema centralizado democrático", originado na Rússia e implementado na China nas décadas de 1920 e 1930.</text:p>
            </text:list-item>
            <text:list-item>
              <text:p text:style-name="P45">Diferencia-se da democracia liberal ao priorizar a igualdade dos direitos públicos em vez da liberdade individual, refletindo uma ideologia coletivista ou comunitária.</text:p>
            </text:list-item>
          </text:list>
        </text:list-item>
        <text:list-item>
          <text:p text:style-name="P44"><text:span text:style-name="Strong_20_Emphasis">Fundamentação Cultural e Ideológica:</text:span></text:p>
          <text:list>
            <text:list-item>
              <text:p text:style-name="P45">O sistema político chinês está enraizado na cultura confuciana, que valoriza o bem coletivo sobre os direitos individuais.</text:p>
            </text:list-item>
            <text:list-item>
              <text:p text:style-name="P45">A ideologia do Centralismo Democrático alinha-se com doutrinas orientadas para o povo, presentes na história política chinesa, desde o período pré-Qin até as reformas de Mao Zedong.</text:p>
            </text:list-item>
          </text:list>
        </text:list-item>
        <text:list-item>
          <text:p text:style-name="P44"><text:span text:style-name="Strong_20_Emphasis">Dimensões Estruturais do Centralismo Democrático:</text:span></text:p>
          <text:list>
            <text:list-item>
              <text:p text:style-name="P45"><text:span text:style-name="Strong_20_Emphasis">Sistema Administrativo Horizontal:</text:span> Estruturas organizacionais que promovem a colaboração e a coordenação entre diferentes níveis administrativos.</text:p>
            </text:list-item>
            <text:list-item>
              <text:p text:style-name="P45"><text:span text:style-name="Strong_20_Emphasis">Relação Vertical Central-Local:</text:span> Equilíbrio entre controle centralizado e autonomia local.</text:p>
            </text:list-item>
            <text:list-item>
              <text:p text:style-name="P45"><text:span text:style-name="Strong_20_Emphasis">Relação Horizontal Política-Econômica:</text:span> Integração das esferas política e econômica para assegurar a harmonia social.</text:p>
            </text:list-item>
            <text:list-item>
              <text:p text:style-name="P45"><text:span text:style-name="Strong_20_Emphasis">Sistema Vertical Estado-Sociedade:</text:span> Interação direta entre o Estado e a sociedade, promovendo a governança baseada no bem coletivo.</text:p>
            </text:list-item>
          </text:list>
        </text:list-item>
        <text:list-item>
          <text:p text:style-name="P44"><text:span text:style-name="Strong_20_Emphasis">Centralismo Democrático versus Democracia Liberal:</text:span></text:p>
          <text:list>
            <text:list-item>
              <text:p text:style-name="P45">Enquanto a democracia liberal foca na supremacia dos direitos individuais e na liberdade, o Centralismo Democrático enfatiza a igualdade social e a obediência às decisões coletivas.</text:p>
            </text:list-item>
            <text:list-item>
              <text:p text:style-name="P45">O modelo chinês integra forma e processo organizacional, refletindo uma unidade que contrasta com a fragmentação observada na democracia liberal.</text:p>
            </text:list-item>
          </text:list>
        </text:list-item>
        <text:list-item>
          <text:p text:style-name="P44"><text:span text:style-name="Strong_20_Emphasis">Persistência e Eficácia do Modelo Chinês:</text:span></text:p>
          <text:list>
            <text:list-item>
              <text:p text:style-name="P44">O modelo de Centralismo Democrático na China demonstra uma capacidade de adaptação e eficiência na gestão de um país de grande porte, combinando princípios coletivistas com práticas centralizadas de governança.</text:p>
            </text:list-item>
          </text:list>
        </text:list-item>
      </text:list>
      <text:p text:style-name="Horizontal_20_Line"/>
      <text:p text:style-name="Text_20_body"><text:span text:style-name="Strong_20_Emphasis">Relevância para a Pesquisa</text:span></text:p>
      <text:p text:style-name="Text_20_body"><text:soft-page-break/>A análise do Centralismo Democrático e do modelo chinês oferece insights valiosos para a modelagem de ameaças em organizações não-hierárquicas, especialmente no contexto de segurança cibernética e governança distribuída. Especificamente:</text:p>
      <text:list text:style-name="L26">
        <text:list-item>
          <text:p text:style-name="P46"><text:span text:style-name="Strong_20_Emphasis">Estrutura Organizacional Centralizada com Elementos de Participação:</text:span></text:p>
          <text:list>
            <text:list-item>
              <text:p text:style-name="P47">O Centralismo Democrático, ao combinar centralização com participação coletiva, pode informar a criação de estruturas organizacionais que equilibram a necessidade de governança centralizada com a distribuição de responsabilidades. Isso é relevante para desenvolver protocolos de segurança que assegurem tanto a coordenação eficiente quanto a resiliência contra ameaças descentralizadas.</text:p>
            </text:list-item>
          </text:list>
        </text:list-item>
        <text:list-item>
          <text:p text:style-name="P46"><text:span text:style-name="Strong_20_Emphasis">Cultura de Coletividade e Segurança:</text:span></text:p>
          <text:list>
            <text:list-item>
              <text:p text:style-name="P47">A ênfase no bem coletivo e na igualdade pode promover uma cultura organizacional onde a segurança é uma responsabilidade compartilhada. Protocolos de modelagem de ameaças podem incorporar esses valores para incentivar a colaboração e a vigilância coletiva, reduzindo vulnerabilidades internas.</text:p>
            </text:list-item>
          </text:list>
        </text:list-item>
        <text:list-item>
          <text:p text:style-name="P46"><text:span text:style-name="Strong_20_Emphasis">Relações Verticais e Horizontais na Gestão de Riscos:</text:span></text:p>
          <text:list>
            <text:list-item>
              <text:p text:style-name="P47">As dimensões estruturais do Centralismo Democrático, como a relação central-local e política-econômica, oferecem um framework para analisar como diferentes níveis de uma organização podem interagir na gestão de riscos. Isso pode ajudar a identificar pontos de controle críticos e a distribuir mecanismos de segurança de forma eficaz.</text:p>
            </text:list-item>
          </text:list>
        </text:list-item>
        <text:list-item>
          <text:p text:style-name="P46"><text:span text:style-name="Strong_20_Emphasis">Integração de Sistemas de Governança e Segurança:</text:span></text:p>
          <text:list>
            <text:list-item>
              <text:p text:style-name="P47">A integração das esferas política e econômica no modelo chinês sugere a necessidade de alinhar sistemas de governança com sistemas de segurança. Protocolos de modelagem de ameaças podem beneficiar-se dessa abordagem integrada para garantir que as políticas de segurança estejam alinhadas com os objetivos organizacionais e culturais.</text:p>
            </text:list-item>
          </text:list>
        </text:list-item>
        <text:list-item>
          <text:p text:style-name="P46"><text:span text:style-name="Strong_20_Emphasis">Resiliência e Adaptação Organizacional:</text:span></text:p>
          <text:list>
            <text:list-item>
              <text:p text:style-name="P47">A capacidade do modelo chinês de se adaptar e persistir ao longo do tempo fornece lições sobre resiliência organizacional. Protocolos de segurança podem incorporar estratégias de adaptação contínua para responder a ameaças emergentes, mantendo a eficácia mesmo em ambientes dinâmicos.</text:p>
            </text:list-item>
          </text:list>
        </text:list-item>
        <text:list-item>
          <text:p text:style-name="P46"><text:span text:style-name="Strong_20_Emphasis">Governança Distribuída com Supervisão Centralizada:</text:span></text:p>
          <text:list>
            <text:list-item>
              <text:p text:style-name="P46">O equilíbrio entre centralização e distribuição no Centralismo Democrático pode inspirar modelos de governança que utilizam supervisão centralizada para coordenar esforços de segurança, enquanto delegam responsabilidades operacionais a diferentes partes da organização. Isso pode melhorar a eficiência na detecção e resposta a ameaças.</text:p>
            </text:list-item>
          </text:list>
        </text:list-item>
      </text:list>
      <text:p text:style-name="Standard"/>
      <text:p text:style-name="P2">WorkerCooperativesandRevolution</text:p>
      <text:p text:style-name="Text_20_body">O artigo discute as dinâmicas estruturais e democráticas das cooperativas de trabalhadores, destacando os desafios inerentes ao aumento do porte organizacional e à manutenção de estruturas democráticas em ambientes complexos. Em geral, quanto maior uma organização, mais complexa e menos diretamente democrática sua estrutura se torna. Isso ocorre devido à necessidade de especialização de funções, o que inevitavelmente leva à burocratização e hierarquização. Por exemplo, uma cooperativa com 100 funcionários precisa de uma estrutura mais diferenciada do que uma com 15, necessitando de um órgão central para coletar informações e tomar decisões estratégicas.</text:p>
      <text:p text:style-name="Text_20_body">Embora teoricamente possível que todos os trabalhadores participem coletivamente das decisões, na prática, restrições de tempo, complexidade técnica das informações e apatia tornam esse modelo inviável. Consequentemente, torna-se necessário contar com profissionais especializados que assessorem um conselho de administração. Em cooperativas de grande porte, a democracia direta pode comprometer a eficiência organizacional, exigindo um equilíbrio entre participação e hierarquia para alcançar a máxima eficiência possível.</text:p>
      <text:p text:style-name="Text_20_body">As cooperativas de trabalhadores, como as de plywood mencionadas no estudo, demonstram que a hierarquia pode existir de forma menos rígida do que em empresas capitalistas convencionais. Supervisores em cooperativas tendem a ser menos autoritários, já que sua continuidade depende da aprovação dos trabalhadores. Além disso, há uma tendência menor de criação de múltiplos supervisores por turno, pois os trabalhadores têm maior incentivo para a eficiência.</text:p>
      <text:p text:style-name="Text_20_body">No entanto, mesmo em cooperativas, existem desigualdades salariais e desafios relacionados à atração de gestores qualificados, especialmente em face das pressões da globalização. O estudo de Mondragon ilustra como a relação entre os salários mais altos e os mais baixos pode aumentar sob pressões externas, embora ainda seja mais equilibrada do que em empresas privadas.</text:p>
      <text:p text:style-name="Text_20_body">Outro ponto abordado é a relutância das instituições tradicionais em financiar cooperativas devido a estereótipos de ineficiência e anti-capitalismo, além de barreiras culturais que dificultam a aceitação e o crescimento dessas organizações.</text:p>
      <text:p text:style-name="Horizontal_20_Line"/>
      <text:p text:style-name="Text_20_body"><text:span text:style-name="Strong_20_Emphasis">Relevância para a Pesquisa</text:span></text:p>
      <text:p text:style-name="Text_20_body">A análise das cooperativas de trabalhadores proporciona insights valiosos para a modelagem de ameaças em organizações não-hierárquicas, especialmente no contexto de segurança cibernética e governança distribuída. Especificamente:</text:p>
      <text:list text:style-name="L27">
        <text:list-item>
          <text:p text:style-name="P48"><text:span text:style-name="Strong_20_Emphasis">Complexidade Organizacional e Especialização de Funções:</text:span></text:p>
          <text:list>
            <text:list-item>
              <text:p text:style-name="P49">A necessidade de especialização em organizações maiores pode criar pontos de vulnerabilidade, onde a dependência de profissionais específicos pode ser explorada por agentes maliciosos. Protocolos de segurança devem considerar a distribuição de responsabilidades e a proteção de informações sensíveis acessadas por diferentes especialistas.</text:p>
            </text:list-item>
          </text:list>
        </text:list-item>
        <text:list-item>
          <text:p text:style-name="P48"><text:span text:style-name="Strong_20_Emphasis">Equilíbrio entre Participação e Hierarquia:</text:span></text:p>
          <text:list>
            <text:list-item>
              <text:p text:style-name="P49"><text:soft-page-break/>A busca por um equilíbrio eficiente entre participação democrática e estruturas hierárquicas pode informar a criação de mecanismos de governança que assegurem a tomada de decisões segura e resiliente. Isso é crucial para evitar concentrações de poder que possam ser alvos de ameaças internas ou externas.</text:p>
            </text:list-item>
          </text:list>
        </text:list-item>
        <text:list-item>
          <text:p text:style-name="P48"><text:span text:style-name="Strong_20_Emphasis">Desafios de Transparência e Responsabilização:</text:span></text:p>
          <text:list>
            <text:list-item>
              <text:p text:style-name="P49">As cooperativas enfrentam desafios na manutenção da transparência e responsabilização em estruturas complexas. Protocolos de modelagem de ameaças devem incorporar mecanismos robustos de accountability que garantam a visibilidade das ações e decisões, prevenindo abusos e aumentando a confiança entre os membros.</text:p>
            </text:list-item>
          </text:list>
        </text:list-item>
        <text:list-item>
          <text:p text:style-name="P48"><text:span text:style-name="Strong_20_Emphasis">Resiliência Frente a Pressões Externas:</text:span></text:p>
          <text:list>
            <text:list-item>
              <text:p text:style-name="P49">A adaptação das cooperativas às pressões da globalização e às dinâmicas de mercado oferece lições sobre como organizações horizontais podem desenvolver resiliência frente a ameaças externas. Isso inclui a implementação de estratégias de segurança flexíveis que possam responder a mudanças rápidas no ambiente externo.</text:p>
            </text:list-item>
          </text:list>
        </text:list-item>
        <text:list-item>
          <text:p text:style-name="P48"><text:span text:style-name="Strong_20_Emphasis">Barreiras Culturais e Stereótipos:</text:span></text:p>
          <text:list>
            <text:list-item>
              <text:p text:style-name="P49">A resistência institucional e os estereótipos negativos enfrentados pelas cooperativas destacam a importância de considerar fatores culturais na modelagem de ameaças. Protocolos de segurança devem incluir estratégias para mitigar preconceitos e promover a integração segura de práticas colaborativas em diferentes contextos culturais.</text:p>
            </text:list-item>
          </text:list>
        </text:list-item>
        <text:list-item>
          <text:p text:style-name="P48"><text:span text:style-name="Strong_20_Emphasis">Estrutura de Governança Distribuída:</text:span></text:p>
          <text:list>
            <text:list-item>
              <text:p text:style-name="P48">As cooperativas exemplificam uma governança distribuída que pode inspirar modelos de segurança onde a responsabilidade é compartilhada, reduzindo a dependência de pontos únicos de falha. Isso é essencial para criar sistemas de segurança robustos que sejam menos vulneráveis a ataques direcionados a líderes ou grupos específicos.</text:p>
            </text:list-item>
          </text:list>
        </text:list-item>
      </text:list>
      <text:p text:style-name="Standard"/>
      <text:p text:style-name="P2">WorkerCooperativesinAmerica</text:p>
      <text:p text:style-name="Text_20_body">O estudo analisa a dinâmica organizacional e os conflitos inerentes à cooperativa de trabalhadores Cheeseboard, destacando como a variação nas horas de trabalho e nos estilos de trabalho afeta a coesão e a eficiência do grupo. Em geral, quanto maior o tempo dedicado ao trabalho na loja, maior a compreensão dos funcionários sobre as operações do negócio e as relações sociais dentro do coletivo. Trabalhadores que dedicam menos horas tendem a se sentir menos conectados à cooperativa e são frequentemente percebidos por outros como exploradores, o que diminui sua influência na organização.</text:p>
      <text:p text:style-name="Text_20_body">Além disso, as diferenças nos estilos de trabalho geram tensões: trabalhadores mais lentos e meticulosos são vistos como ineficientes por aqueles que trabalham mais rapidamente, enquanto indivíduos que valorizam as relações sociais podem entrar em conflito com colegas mais focados em tarefas. Apesar desses conflitos, a cooperação é considerada uma dimensão essencial para o crescimento e desenvolvimento dos trabalhadores na cooperativa.</text:p>
      <text:p text:style-name="Text_20_body">A liberdade oferecida pela cooperativa resulta em uma luta constante entre vontades pessoais e lealdades divergentes, mas também fomenta um senso de controle autônomo que contribui para a resiliência do grupo. A sobrevivência e o florescimento da Cheeseboard são atribuídos à fé dos trabalhadores em si mesmos e uns nos outros, mesmo diante de desafios significativos.</text:p>
      <text:p text:style-name="Horizontal_20_Line"/>
      <text:p text:style-name="Text_20_body"><text:span text:style-name="Strong_20_Emphasis">Relevância para a Pesquisa</text:span></text:p>
      <text:p text:style-name="Text_20_body">A análise das cooperativas de trabalhadores, como a Cheeseboard, oferece insights valiosos para a modelagem de ameaças em organizações não-hierárquicas, especialmente no contexto de segurança cibernética e governança distribuída. Especificamente:</text:p>
      <text:list text:style-name="L28">
        <text:list-item>
          <text:p text:style-name="P50"><text:span text:style-name="Strong_20_Emphasis">Variação na Participação e Conectividade Organizacional:</text:span></text:p>
          <text:list>
            <text:list-item>
              <text:p text:style-name="P51">A discrepância nas horas de trabalho e o nível de conexão dos membros com a cooperativa refletem desafios em garantir uma participação uniforme e um entendimento compartilhado das operações. Protocolos de segurança devem considerar mecanismos que incentivem a participação ativa e a disseminação de informações críticas entre todos os membros, independentemente de seu nível de envolvimento.</text:p>
            </text:list-item>
          </text:list>
        </text:list-item>
        <text:list-item>
          <text:p text:style-name="P50"><text:span text:style-name="Strong_20_Emphasis">Gestão de Conflitos e Diferentes Estilos de Trabalho:</text:span></text:p>
          <text:list>
            <text:list-item>
              <text:p text:style-name="P51">A presença de estilos de trabalho variados e os conflitos resultantes indicam a necessidade de implementar estratégias de mediação e harmonização dentro da organização. Em termos de segurança, isso pode se traduzir na criação de políticas que abordem diferentes abordagens para a gestão de riscos e a resposta a incidentes, garantindo que todas as perspectivas sejam consideradas e que não haja marginalização de certos grupos.</text:p>
            </text:list-item>
          </text:list>
        </text:list-item>
        <text:list-item>
          <text:p text:style-name="P50"><text:span text:style-name="Strong_20_Emphasis">Equilíbrio entre Autonomia e Coesão:</text:span></text:p>
          <text:list>
            <text:list-item>
              <text:p text:style-name="P51">A luta constante entre autonomia individual e consenso grupal destaca a importância de encontrar um equilíbrio que permita a liberdade operacional sem comprometer a coesão e a resiliência organizacional. Protocolos de segurança devem ser desenhados para <text:soft-page-break/>apoiar tanto a autonomia dos membros na gestão de suas responsabilidades quanto a coesão necessária para uma resposta coordenada a ameaças.</text:p>
            </text:list-item>
          </text:list>
        </text:list-item>
        <text:list-item>
          <text:p text:style-name="P50"><text:span text:style-name="Strong_20_Emphasis">Resiliência Organizacional e Confiança Mútua:</text:span></text:p>
          <text:list>
            <text:list-item>
              <text:p text:style-name="P51">A resiliência demonstrada pela Cheeseboard, baseada na confiança mútua e na fé uns nos outros, sugere que a construção de uma cultura de confiança é crucial para a segurança organizacional. Protocolos de segurança podem incorporar práticas que fortaleçam a confiança entre os membros, como transparência nas operações, compartilhamento de informações e mecanismos de responsabilização coletiva.</text:p>
            </text:list-item>
          </text:list>
        </text:list-item>
        <text:list-item>
          <text:p text:style-name="P50"><text:span text:style-name="Strong_20_Emphasis">Impacto da Estrutura Descentralizada na Segurança:</text:span></text:p>
          <text:list>
            <text:list-item>
              <text:p text:style-name="P51">A estrutura menos hierárquica das cooperativas, com menos supervisores e maior responsabilidade compartilhada, pode influenciar a forma como as ameaças são identificadas e gerenciadas. A descentralização pode aumentar a resiliência contra ataques direcionados a líderes individuais, mas também pode exigir uma distribuição mais ampla de responsabilidades de segurança para evitar lacunas na proteção.</text:p>
            </text:list-item>
          </text:list>
        </text:list-item>
        <text:list-item>
          <text:p text:style-name="P50"><text:span text:style-name="Strong_20_Emphasis">Cultura Organizacional e Práticas de Segurança:</text:span></text:p>
          <text:list>
            <text:list-item>
              <text:p text:style-name="P50">A ênfase na cooperação e no bem-estar coletivo na Cheeseboard destaca a importância de alinhar as práticas de segurança com os valores organizacionais. Protocolos de segurança devem ser desenvolvidos de maneira que respeitem e reforcem a cultura de cooperação, promovendo a adesão voluntária e o engajamento dos membros nas práticas de segurança.</text:p>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8T16:40:54.948000000</meta:creation-date>
    <dc:date>2024-12-18T17:01:07.793000000</dc:date>
    <meta:editing-duration>PT20M13S</meta:editing-duration>
    <meta:editing-cycles>1</meta:editing-cycles>
    <meta:generator>LibreOffice/7.6.3.2$Windows_X86_64 LibreOffice_project/29d686fea9f6705b262d369fede658f824154cc0</meta:generator>
    <meta:document-statistic meta:table-count="0" meta:image-count="0" meta:object-count="0" meta:page-count="28" meta:paragraph-count="324" meta:word-count="7518" meta:character-count="53990" meta:non-whitespace-character-count="47014"/>
  </office:meta>
</office:document-meta>
</file>